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master-page-name="Standard">
      <style:paragraph-properties fo:margin-top="0in" fo:margin-bottom="0in" loext:contextual-spacing="false" fo:text-align="justify" style:justify-single-word="false" style:page-number="1"/>
    </style:style>
    <style:style style:name="P2"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3"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non to netflixowy film opowiadający o świecie przyszłości, w którym każdy pozbawiony jest prywatności i anonimowości. W teorii brzmi to fajnie, w praktyce już niekoniecznie takie jest.~ Sosna</text:span></text:p>
      <text:p text:style-name="P2">Fabuła filmu dzieje się w niedalekiej przyszłości , w której to każdy ma cybernetyczne wszczepy pozwalające w ułamku sekundy zidentyfikować daną osobę i, które to cyberwszczepy, są umieszczone bezpośrednio w mózgu, dzięki temu wspomagają widzenie, ale także umożliwiają wszystkim identyfikację danej osoby, archiwizują wspomnienia czy zawierają telefon i inne bajery, które są niezbędne do życia. Dzięki tym wszczepom przestępstwa są od razu identyfikowane i klasyfikowane przez policję- w dodatku z punktu widzenia popełniającego czyn zabroniony. Wszystko działa ładnie i pięknie, dopóki w metropolii, w której odbywa się akcja filmu, nie zostaje popełniona seria morderstw, w których to ofiary widzą obraz z perspektywy mordercy, przez co zabójstwa te są w pełni zanonimizowane, ponieważ przestępca całkowicie ukrył swoją tożsamość przez rozmaite połączenia szyfrowane. Zagadkę tych morderstw usiłuje rozwikłać detektyw Sal Frieland, grany przez Clive’a Ovena, wraz z innymi policjantami. W sumie tyle mogę powiedzieć o fabule i samych bohaterach. Dość powiedzieć, że większość bohaterów jest tak nudna i pozbawiona wyrazu, że musiałem się posiłkować filmwebem, bo nie zapamiętałem nawet, jak nazywa się główny bohater, bo zatonął w morzu praktycznie równie bezbarwnych i nudnych bohaterów męskich. Ot, rozwiedziony detektyw, który podjął się rozwikłania zagadki zbrodni. Jego szef to najbardziej schematyczny szef policji z filmów. Tu zleci ekspertyzę, tu zawiesi głównego bohatera w śledztwie, tu zakwestionuje poczytalność protagonisty i to w zasadzie tyle.. Sam film to schematyczne powielanie schematów, zasadniczo bez dodawania czegokolwiek własnego, co nadałoby mu niepowtarzalny charakter. Sam świat jest nierówny, szary, bury i ponury. Niby występują w nim kolory i neony, ale są to neony jednobarwne, które widać tylko przez wszczepy. W tych wszepach dominuję biel w postaci różnych wzorów, jednakże dalej jest to tylko jeden kolor. Samo miasto jest stylizowane mniej więcej na lata 60. XX wieku z replikami pojazdów z epoki i ogólną ponurą stylistyką kryminałów z epok minionych. Najbardziej zapadającą w pamięć postacią z całego filmu jest postać Anon, tudzież dziewczyny, która stała się niewykrywalna, grana przez Amandę Seyfried. Ale nie zapada ona w pamięć dlatego, że jest to genialnie napisana postać ale dlatego, że napisana jest mniej przeciętnie i schematycznie od reszty, co nie jest jakąś szczególnie dużą zaletą. Postacie wypowiadają swoje kwestie nieco mechanicznie i usypiająco, co zdecydowanie nie poprawia odbioru tego przeciętnego do granic możliwości filmu. Fabuła jest w sumie spójna i toczy się w bardzo małej ilości miejscówek. Do wzglądu jest raptem osiem miejscówek, w których dzieje się akcja: posterunek policji, czyli dwa betonowe biurka ułożone na kształt litery “T”, przy którym siedzi sześciu ludzi, mieszkanie protagonisty, czyli dwa pokoje z kuchnią, fałszywe mieszkanie protagonisty, czyli z grubsza to samo tylko urządzone w nowocześniejszym stylu, mieszkanie Anon, w którym w sumie dzieje się najwięcej akcji, róg ulicy, na którym stoi Diler narkotyków, korytarz do mieszkania Anon i dwa miejsca zbrodni. Podczas rozwoju fabuły nie dowiadujemy się o bohaterach zasadniczo niczego ciekawego, nie rozwijają się oni praktycznie w ogóle, a i motywacja stojąca za tym, że Anon postanowiła się ukrywać przed światem jest mdła i nijaka. Również rozwiązanie wiodącej zagadki filmu, czyli kto stoi za serią anonimowych morderstw w mieście, nie przynosi pożądanych emocji, ani nie jest szczególnie interesująca. Wygląda to tak, jakby twórcy w ogóle nie mieli pomysłu, w jaki sposób sensownie to rozwiązać, więc wprowadzili bohatera, który kompletnie nic nie wnosił do filmu i obarczyli go zabójstwami. Muzyka w filmie to nijakie plumkanie w tle, które ani nie ziębi ani nie grzeje. Plusem muzyki jest to, że nie usypia podczas wygłaszania nijako napisanych dialogów. Dodatkowo niespieszne tempo produkcji wcale jej nie pomaga. Odniosłem wrażenie, że wszyscy bohaterowie poruszają się, jakby ciągle chodzili niewyspani, tudzież w świecie przyszłości brakowało kawy. Po prostu snują się z kąta w kąt i nic ciekawego z tego snucia się nie wynika. Zdarzają się fragmenty, dzięki którym można docenić pracę kamery czy montaż, jednakże są to fragmenty na tyle nieliczne i nie wnoszące niczego ciekawego do fabuły, że nie ratują filmu, ale nawet bardziej go pogrążają. W ogóle nie podobało mi się, w jaki sposób prezentowane są wspomnienia protagonisty. Nienaturalnie wolno poruszająca się kamera, dziwne ujęcia nijak nie odpowiadające widokowi pierwszoosobowemu powodują, że nie wygląda to dobrze w żaden sposób. Efekty specjalne ani nie powodują opadu szczęki, ani też specjalnie nie odpychają. Ot, są tak samo przeciętnie zrealizowane jak reszta filmu. Podsumowując, Netflix chciał zrobić porządny film w klimacie cyberpunkowym, tylko coś nie pykło. I to mocno nie pykło. Zawodzi tutaj właściwie wszystko, od fabuły, poprzez efekty wizualne, muzykę i aspekty czysto techniczne, na monotonnych dialogach i drewnianym aktorstwie kończąc.Zawodzi tutaj też pokazanie samego miasta. Innymi słowy w tym filmie nie ma niczego, co mogłoby zainteresować choćby po części fana cyberpunku. Nie uświadczy się tu ani porywającej fabuły, ani ciekawych wątków, ani bohaterów. Zasadniczo jedyną większą zaletą tego filmu jest fakt, że można go obejrzeć w miarę szybko, przy piwku czy innym napoju z kumplami, nie zaprzątając sobie głowy faktem, że w filmie powinno się coś dziać, a potem zająć się czymś innym i równie szybko jak film się skończył- zapomnieć o czym ten w ogóle był.</text:p>
      <text:p text:style-name="P2"/>
      <text:p text:style-name="P2"/>
      <text:p text:style-name="P2"><text:a xlink:type="simple" xlink:href="https://occ-0-999-1009.1.nflxso.net/art/9d7fb/a29b4c3db3819afc0afa53bb18e22e5f5de9d7fb.jpg" text:style-name="Internet_20_link" text:visited-style-name="Visited_20_Internet_20_Link"><text:span text:style-name="T2">https://occ-0-999-1009.1.nflxso.net/art/9d7fb/a29b4c3db3819afc0afa53bb18e22e5f5de9d7fb.jpg</text:span></text:a> &lt;--header żródło <text:a xlink:type="simple" xlink:href="https://can.newonnetflix.info/info/80195964/s" text:style-name="Internet_20_link" text:visited-style-name="Visited_20_Internet_20_Link"><text:span text:style-name="T2">https://can.newonnetflix.info/info/80195964/s</text:span></text:a></text:p>
      <text:p text:style-name="P2"/>
      <text:p text:style-name="P2"/>
      <text:p text:style-name="P3"><text:a xlink:type="simple" xlink:href="https://i.imgur.com/Q5syh4z.png" text:style-name="Internet_20_link" text:visited-style-name="Visited_20_Internet_20_Link"><text:span text:style-name="T2">https://i.imgur.com/Q5syh4z.png</text:span></text:a></text:p>
      <text:p text:style-name="P3"><text:a xlink:type="simple" xlink:href="https://alienhive.pl/wp-content/uploads/2018/04/anon-2018-1.jpg" text:style-name="Internet_20_link" text:visited-style-name="Visited_20_Internet_20_Link"><text:span text:style-name="T2">https://alienhive.pl/wp-content/uploads/2018/04/anon-2018-1.jpg</text:span></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5" meta:word-count="863" meta:character-count="6039" meta:non-whitespace-character-count="5182"/>
    <meta:generator>LibreOfficeDev/5.1.0.3$Linux_X86_64 LibreOffice_project/</meta:generator>
  </office:meta>
</office:document-meta>
</file>